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708f" officeooo:paragraph-rsid="000a708f"/>
    </style:style>
    <style:style style:name="P2" style:family="paragraph" style:parent-style-name="Standard">
      <style:text-properties officeooo:rsid="000d6007" officeooo:paragraph-rsid="000d6007"/>
    </style:style>
    <style:style style:name="P3" style:family="paragraph" style:parent-style-name="Standard">
      <style:text-properties officeooo:rsid="000d6007" officeooo:paragraph-rsid="001ddad6"/>
    </style:style>
    <style:style style:name="P4" style:family="paragraph" style:parent-style-name="Standard">
      <style:text-properties officeooo:rsid="0005f5e4" officeooo:paragraph-rsid="0005f5e4"/>
    </style:style>
    <style:style style:name="P5" style:family="paragraph" style:parent-style-name="Standard">
      <style:text-properties officeooo:rsid="000d875f" officeooo:paragraph-rsid="000d875f"/>
    </style:style>
    <style:style style:name="P6" style:family="paragraph" style:parent-style-name="Standard">
      <style:text-properties officeooo:rsid="000dd027" officeooo:paragraph-rsid="000dd027"/>
    </style:style>
    <style:style style:name="P7" style:family="paragraph" style:parent-style-name="Standard">
      <style:text-properties officeooo:rsid="000dd027" officeooo:paragraph-rsid="00293a5a"/>
    </style:style>
    <style:style style:name="P8" style:family="paragraph" style:parent-style-name="Standard">
      <style:text-properties officeooo:rsid="001099da" officeooo:paragraph-rsid="001099da"/>
    </style:style>
    <style:style style:name="P9" style:family="paragraph" style:parent-style-name="Standard">
      <style:text-properties fo:font-size="14pt" officeooo:rsid="000d875f" officeooo:paragraph-rsid="000d875f" style:font-size-asian="14pt" style:font-size-complex="14pt"/>
    </style:style>
    <style:style style:name="P10" style:family="paragraph" style:parent-style-name="Standard">
      <style:paragraph-properties fo:text-align="center" style:justify-single-word="false"/>
      <style:text-properties fo:font-size="14pt" officeooo:rsid="000d875f" officeooo:paragraph-rsid="000d875f" style:font-size-asian="14pt" style:font-size-complex="14pt"/>
    </style:style>
    <style:style style:name="P11" style:family="paragraph" style:parent-style-name="Standard">
      <style:text-properties officeooo:rsid="001197d1" officeooo:paragraph-rsid="001197d1"/>
    </style:style>
    <style:style style:name="P12" style:family="paragraph" style:parent-style-name="Standard">
      <style:text-properties officeooo:rsid="0012b695" officeooo:paragraph-rsid="0012b695"/>
    </style:style>
    <style:style style:name="P13" style:family="paragraph" style:parent-style-name="Standard">
      <style:text-properties officeooo:rsid="0012b695" officeooo:paragraph-rsid="00150558"/>
    </style:style>
    <style:style style:name="P14" style:family="paragraph" style:parent-style-name="Standard">
      <style:text-properties officeooo:rsid="00150558" officeooo:paragraph-rsid="00150558"/>
    </style:style>
    <style:style style:name="P15" style:family="paragraph" style:parent-style-name="Standard">
      <style:text-properties officeooo:rsid="0019f3cf" officeooo:paragraph-rsid="0019f3cf"/>
    </style:style>
    <style:style style:name="P16" style:family="paragraph" style:parent-style-name="Standard">
      <style:text-properties officeooo:rsid="0020fc73" officeooo:paragraph-rsid="0020fc73"/>
    </style:style>
    <style:style style:name="P17" style:family="paragraph" style:parent-style-name="Standard">
      <style:text-properties style:text-underline-style="solid" style:text-underline-width="auto" style:text-underline-color="font-color" officeooo:rsid="000dd027" officeooo:paragraph-rsid="000dd027"/>
    </style:style>
    <style:style style:name="P18" style:family="paragraph" style:parent-style-name="Standard">
      <style:text-properties style:text-underline-style="solid" style:text-underline-width="auto" style:text-underline-color="font-color" officeooo:rsid="0012b695" officeooo:paragraph-rsid="0012b695"/>
    </style:style>
    <style:style style:name="P19" style:family="paragraph" style:parent-style-name="Standard">
      <style:text-properties officeooo:rsid="00259e41" officeooo:paragraph-rsid="0029a3af"/>
    </style:style>
    <style:style style:name="P20" style:family="paragraph" style:parent-style-name="Standard">
      <style:text-properties officeooo:rsid="00260544" officeooo:paragraph-rsid="00260544"/>
    </style:style>
    <style:style style:name="P21" style:family="paragraph" style:parent-style-name="Standard">
      <style:paragraph-properties fo:margin-left="0in" fo:margin-right="0in" fo:text-align="start" style:justify-single-word="false" fo:text-indent="0in" style:auto-text-indent="false"/>
    </style:style>
    <style:style style:name="P22" style:family="paragraph" style:parent-style-name="Standard">
      <style:paragraph-properties fo:margin-left="0in" fo:margin-right="0in" fo:text-align="start" style:justify-single-word="false" fo:text-indent="0in" style:auto-text-indent="false"/>
      <style:text-properties fo:color="#008080" style:font-name="Monospace" fo:font-size="10pt" style:font-size-asian="10pt"/>
    </style:style>
    <style:style style:name="P23" style:family="paragraph" style:parent-style-name="Standard">
      <style:text-properties officeooo:rsid="0012b695" officeooo:paragraph-rsid="0005f5e4"/>
    </style:style>
    <style:style style:name="P24" style:family="paragraph" style:parent-style-name="Standard">
      <style:text-properties officeooo:rsid="00260544" officeooo:paragraph-rsid="00260544"/>
    </style:style>
    <style:style style:name="T1" style:family="text">
      <style:text-properties fo:color="#3c3c3c" style:font-name="Monospace" fo:font-size="10pt" style:font-size-asian="10pt"/>
    </style:style>
    <style:style style:name="T2" style:family="text">
      <style:text-properties fo:color="#3c3c3c" style:font-name="Monospace" fo:font-size="10pt" style:text-underline-style="solid" style:text-underline-width="auto" style:text-underline-color="font-color" style:font-size-asian="10pt"/>
    </style:style>
    <style:style style:name="T3" style:family="text">
      <style:text-properties fo:color="#008080" style:font-name="Monospace" fo:font-size="10pt" style:font-size-asian="10pt"/>
    </style:style>
    <style:style style:name="T4" style:family="text">
      <style:text-properties fo:color="#3f7f7f" style:font-name="Monospace" fo:font-size="10pt" style:font-size-asian="10pt"/>
    </style:style>
    <style:style style:name="T5" style:family="text">
      <style:text-properties officeooo:rsid="000dd027"/>
    </style:style>
    <style:style style:name="T6" style:family="text">
      <style:text-properties officeooo:rsid="000f769a"/>
    </style:style>
    <style:style style:name="T7" style:family="text">
      <style:text-properties officeooo:rsid="0010abe1"/>
    </style:style>
    <style:style style:name="T8" style:family="text">
      <style:text-properties style:text-underline-style="solid" style:text-underline-width="auto" style:text-underline-color="font-color"/>
    </style:style>
    <style:style style:name="T9" style:family="text">
      <style:text-properties officeooo:rsid="0012a002"/>
    </style:style>
    <style:style style:name="T10" style:family="text">
      <style:text-properties officeooo:rsid="00144fcf"/>
    </style:style>
    <style:style style:name="T11" style:family="text">
      <style:text-properties officeooo:rsid="00150558"/>
    </style:style>
    <style:style style:name="T12" style:family="text">
      <style:text-properties officeooo:rsid="0016ac82"/>
    </style:style>
    <style:style style:name="T13" style:family="text">
      <style:text-properties officeooo:rsid="00186f57"/>
    </style:style>
    <style:style style:name="T14" style:family="text">
      <style:text-properties officeooo:rsid="0019f3cf"/>
    </style:style>
    <style:style style:name="T15" style:family="text">
      <style:text-properties officeooo:rsid="0019fe58"/>
    </style:style>
    <style:style style:name="T16" style:family="text">
      <style:text-properties officeooo:rsid="001be18c"/>
    </style:style>
    <style:style style:name="T17" style:family="text">
      <style:text-properties officeooo:rsid="001ddad6"/>
    </style:style>
    <style:style style:name="T18" style:family="text">
      <style:text-properties officeooo:rsid="001eab91"/>
    </style:style>
    <style:style style:name="T19" style:family="text">
      <style:text-properties officeooo:rsid="0023b34a"/>
    </style:style>
    <style:style style:name="T20" style:family="text">
      <style:text-properties officeooo:rsid="00260544"/>
    </style:style>
    <style:style style:name="T21" style:family="text">
      <style:text-properties officeooo:rsid="0026b07d"/>
    </style:style>
    <style:style style:name="T22" style:family="text">
      <style:text-properties officeooo:rsid="00281cf0"/>
    </style:style>
    <style:style style:name="T23" style:family="text">
      <style:text-properties officeooo:rsid="002a490d"/>
    </style:style>
    <style:style style:name="T24" style:family="text">
      <style:text-properties officeooo:rsid="002d8d18"/>
    </style:style>
    <style:style style:name="T25" style:family="text">
      <style:text-properties officeooo:rsid="002de6c3"/>
    </style:style>
    <style:style style:name="T26" style:family="text">
      <style:text-properties officeooo:rsid="002f20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PI Documentation</text:p>
      <text:p text:style-name="P9"/>
      <text:p text:style-name="P18">Tools and Technologies used for the API:</text:p>
      <text:p text:style-name="P12"/>
      <text:p text:style-name="P12">→<text:span text:style-name="T10"> </text:span>REST<text:span text:style-name="T10">Ful</text:span>, Java Servlet, HTML, Java<text:span text:style-name="T19">S</text:span>cript, XML (Web.xml)</text:p>
      <text:p text:style-name="P12">→<text:span text:style-name="T10"> Eclipse (IDE), Maven (Build), Apache Tomcat (Server) </text:span></text:p>
      <text:p text:style-name="P5"/>
      <text:p text:style-name="P5">Please follow the instructions given below to run the application:</text:p>
      <text:p text:style-name="P5"/>
      <text:p text:style-name="P8">This application is deployed on <text:span text:style-name="T19">Apache T</text:span>omcat 7.0 <text:span text:style-name="T19">web s</text:span>erver and runs <text:span text:style-name="T11">through</text:span> <text:a xlink:type="simple" xlink:href="http://localhost:8080/" text:style-name="Internet_20_link" text:visited-style-name="Visited_20_Internet_20_Link">http://localhost:8080</text:a></text:p>
      <text:p text:style-name="P8"/>
      <text:p text:style-name="P8">Please install the <text:span text:style-name="T19">Apache Tomcat </text:span>server. <text:span text:style-name="T7">Also, </text:span>set the CATALINA_HOME to the directory containing tomcat installation, using the command 'export CATALINA_HOME=~/tomcat'</text:p>
      <text:p text:style-name="P8"/>
      <text:p text:style-name="P17">run.sh:</text:p>
      <text:p text:style-name="P6"/>
      <text:p text:style-name="P7">This script copies the .war file available in the package <text:span text:style-name="T11">(P</text:span>ath - <text:s/>./vehicleReview/target/vehicleReview.war) to the <text:span text:style-name="T11">'</text:span>webapps<text:span text:style-name="T11">'</text:span> folder ($CATALINA_HOME/webapps) in the tomcat installation directory <text:span text:style-name="T6">and starts the application and never exits.</text:span></text:p>
      <text:p text:style-name="P6"/>
      <text:p text:style-name="P5">1. Download and save the entire package in such a way that run.sh is in the same directory as of <text:span text:style-name="T12">'</text:span>vehicleReview<text:span text:style-name="T12">'</text:span> package.</text:p>
      <text:p text:style-name="P5"/>
      <text:p text:style-name="P5">2. Open the Linux terminal and navigate to the directory containing <text:span text:style-name="T13">'</text:span>vehicleReview<text:span text:style-name="T13">'</text:span> package and run.sh script.</text:p>
      <text:p text:style-name="P5"/>
      <text:p text:style-name="P5">3. Make sure run.sh has executable permissions. Otherwise, use 'sudo chmod +x run.sh' command from the directory that contains run.sh script <text:span text:style-name="T13">to provide executable permissions</text:span>.</text:p>
      <text:p text:style-name="P5"/>
      <text:p text:style-name="P5">4. <text:span text:style-name="T5">Execute the run.sh script using the command './run.sh'</text:span></text:p>
      <text:p text:style-name="P5"/>
      <text:p text:style-name="P6">This will open a default browser and navigates to the url “<text:a xlink:type="simple" xlink:href="http://localhost:8080/vehicleReview" text:style-name="Internet_20_link" text:visited-style-name="Visited_20_Internet_20_Link">http://localhost:8080/vehicleReview</text:a>” </text:p>
      <text:p text:style-name="P4"/>
      <text:p text:style-name="P11">Enter valid VIN, Zip Code, and API Key details and click 'Get Review' button. <text:span text:style-name="T14">The application navigates to the 'Vehicle Details' page and displays all </text:span>the vehicle details such as Make, Model, Year, Sub Model, Engine Fuel Type, <text:span text:style-name="T9">Mileage on Highway and City, </text:span>Average Consumer Rating, and Edmunds.com Editor Review <text:span text:style-name="T9">for the given VIN number.</text:span></text:p>
      <text:p text:style-name="P11"/>
      <text:p text:style-name="P19"><text:span text:style-name="T8">Please note</text:span>: Under Edmunds.com editor review <text:span text:style-name="T23">title</text:span>, only the value under 'Edmunds Says' field has been printed for brevity. If <text:span text:style-name="T20">you wish to see the detailed review available in the editorial section, please uncomment the piece of code in the Java file (which is currently commented).</text:span></text:p>
      <text:p text:style-name="P12"/>
      <text:p text:style-name="P12">For this <text:span text:style-name="T14">application</text:span>, Edmunds.com's Vehicle API and Editorial API are u<text:span text:style-name="T10">sed</text:span>.</text:p>
      <text:p text:style-name="P23"/>
      <text:p text:style-name="P13">→<text:span text:style-name="T26"> </text:span>If any changes are made to the code or would like to create a new .war file, <text:span text:style-name="T23">either of the following two options can be used:</text:span></text:p>
      <text:p text:style-name="P13"/>
      <text:p text:style-name="P13"><text:span text:style-name="T11">1. Run '</text:span>mvn clean<text:span text:style-name="T11">'</text:span> and <text:span text:style-name="T11">'</text:span>mvn install<text:span text:style-name="T11">'</text:span> commands <text:span text:style-name="T11">from the command line pointing to the project directory.</text:span></text:p>
      <text:p text:style-name="P14"><text:soft-page-break/>2. If eclipse is installed and setup, import the project as maven project and right click on the pom.xml and select 'maven clean' followed be 'maven install'.</text:p>
      <text:p text:style-name="P14"/>
      <text:p text:style-name="P14">→<text:span text:style-name="T24"> </text:span>Either options would create a new .war file in the target folder of workspace directory.</text:p>
      <text:p text:style-name="P15">→<text:span text:style-name="T24"> </text:span>After a new .war file is generated, please run the run.sh script to update the war file in the tomcat server directory and start the application.</text:p>
      <text:p text:style-name="P15"/>
      <text:p text:style-name="P15">Below given maven dependencies are added to the pom.xml to use the 'httpcore' and 'httpclient' components <text:span text:style-name="T16">and JSON-simple</text:span>. <text:span text:style-name="T15">If any errors are shown in the import statements of Java class, please check the versions of httpcore and httpclient jars as there could be compatibility issues.</text:span></text:p>
      <text:p text:style-name="P1"/>
      <text:p text:style-name="P1"><text:span text:style-name="T1"><text:s text:c="4"/></text:span><text:span text:style-name="T3">&lt;</text:span><text:span text:style-name="T4">dependency</text:span><text:span text:style-name="T3">&gt;</text:span></text:p>
      <text:p text:style-name="P21"><text:span text:style-name="T1"><text:tab/><text:tab/></text:span><text:span text:style-name="T3">&lt;</text:span><text:span text:style-name="T4">groupId</text:span><text:span text:style-name="T3">&gt;</text:span><text:span text:style-name="T1">org.apache.httpcomponents</text:span><text:span text:style-name="T3">&lt;/</text:span><text:span text:style-name="T4">groupId</text:span><text:span text:style-name="T3">&gt;</text:span></text:p>
      <text:p text:style-name="P21"><text:span text:style-name="T1"><text:tab/><text:tab/></text:span><text:span text:style-name="T3">&lt;</text:span><text:span text:style-name="T4">artifactId</text:span><text:span text:style-name="T3">&gt;</text:span><text:span text:style-name="T2">httpclient</text:span><text:span text:style-name="T3">&lt;/</text:span><text:span text:style-name="T4">artifactId</text:span><text:span text:style-name="T3">&gt;</text:span></text:p>
      <text:p text:style-name="P21"><text:span text:style-name="T1"><text:tab/><text:tab/></text:span><text:span text:style-name="T3">&lt;</text:span><text:span text:style-name="T4">version</text:span><text:span text:style-name="T3">&gt;</text:span><text:span text:style-name="T1">4.4</text:span><text:span text:style-name="T3">&lt;/</text:span><text:span text:style-name="T4">version</text:span><text:span text:style-name="T3">&gt;</text:span></text:p>
      <text:p text:style-name="P21"><text:span text:style-name="T1"><text:tab/></text:span><text:span text:style-name="T3">&lt;/</text:span><text:span text:style-name="T4">dependency</text:span><text:span text:style-name="T3">&gt;</text:span></text:p>
      <text:p text:style-name="P21"><text:span text:style-name="T1"><text:tab/></text:span><text:span text:style-name="T3">&lt;</text:span><text:span text:style-name="T4">dependency</text:span><text:span text:style-name="T3">&gt;</text:span></text:p>
      <text:p text:style-name="P21"><text:span text:style-name="T1"><text:tab/><text:tab/></text:span><text:span text:style-name="T3">&lt;</text:span><text:span text:style-name="T4">groupId</text:span><text:span text:style-name="T3">&gt;</text:span><text:span text:style-name="T1">org.apache.httpcomponents</text:span><text:span text:style-name="T3">&lt;/</text:span><text:span text:style-name="T4">groupId</text:span><text:span text:style-name="T3">&gt;</text:span></text:p>
      <text:p text:style-name="P21"><text:span text:style-name="T1"><text:tab/><text:tab/></text:span><text:span text:style-name="T3">&lt;</text:span><text:span text:style-name="T4">artifactId</text:span><text:span text:style-name="T3">&gt;</text:span><text:span text:style-name="T2">httpcore</text:span><text:span text:style-name="T3">&lt;/</text:span><text:span text:style-name="T4">artifactId</text:span><text:span text:style-name="T3">&gt;</text:span></text:p>
      <text:p text:style-name="P21"><text:span text:style-name="T1"><text:tab/><text:tab/></text:span><text:span text:style-name="T3">&lt;</text:span><text:span text:style-name="T4">version</text:span><text:span text:style-name="T3">&gt;</text:span><text:span text:style-name="T1">4.4</text:span><text:span text:style-name="T3">&lt;/</text:span><text:span text:style-name="T4">version</text:span><text:span text:style-name="T3">&gt;</text:span></text:p>
      <text:p text:style-name="P21"><text:span text:style-name="T1"><text:tab/></text:span><text:span text:style-name="T3">&lt;/</text:span><text:span text:style-name="T4">dependency</text:span><text:span text:style-name="T3">&gt;</text:span></text:p>
      <text:p text:style-name="P21"><text:span text:style-name="T1"><text:tab/></text:span><text:span text:style-name="T3">&lt;</text:span><text:span text:style-name="T4">dependency</text:span><text:span text:style-name="T3">&gt;</text:span></text:p>
      <text:p text:style-name="P21"><text:span text:style-name="T1"><text:tab/><text:tab/></text:span><text:span text:style-name="T3">&lt;</text:span><text:span text:style-name="T4">groupId</text:span><text:span text:style-name="T3">&gt;</text:span><text:span text:style-name="T1">com.googlecode.json-simple</text:span><text:span text:style-name="T3">&lt;/</text:span><text:span text:style-name="T4">groupId</text:span><text:span text:style-name="T3">&gt;</text:span></text:p>
      <text:p text:style-name="P21"><text:span text:style-name="T1"><text:tab/><text:tab/></text:span><text:span text:style-name="T3">&lt;</text:span><text:span text:style-name="T4">artifactId</text:span><text:span text:style-name="T3">&gt;</text:span><text:span text:style-name="T2">json</text:span><text:span text:style-name="T1">-simple</text:span><text:span text:style-name="T3">&lt;/</text:span><text:span text:style-name="T4">artifactId</text:span><text:span text:style-name="T3">&gt;</text:span></text:p>
      <text:p text:style-name="P21"><text:span text:style-name="T1"><text:tab/><text:tab/></text:span><text:span text:style-name="T3">&lt;</text:span><text:span text:style-name="T4">version</text:span><text:span text:style-name="T3">&gt;</text:span><text:span text:style-name="T1">1.1.1</text:span><text:span text:style-name="T3">&lt;/</text:span><text:span text:style-name="T4">version</text:span><text:span text:style-name="T3">&gt;</text:span></text:p>
      <text:p text:style-name="P21"><text:span text:style-name="T1"><text:tab/></text:span><text:span text:style-name="T3">&lt;/</text:span><text:span text:style-name="T4">dependency</text:span><text:span text:style-name="T3">&gt;</text:span></text:p>
      <text:p text:style-name="P22"/>
      <text:p text:style-name="P16">After installing Java and Apache Tomcat, set the environment variables as below:</text:p>
      <text:p text:style-name="P16"/>
      <text:p text:style-name="P2">$ export CATALINA_HOME=<text:span text:style-name="T17">&lt;path-to-tomcat-installation-directory&gt;</text:span></text:p>
      <text:p text:style-name="P3">$ echo $JAVA_HOME<text:span text:style-name="T17">=&lt;path-to-java-installation-directory&gt;</text:span></text:p>
      <text:p text:style-name="P2">$ export PATH=$PATH:$CATALINA_HOME/bin:<text:span text:style-name="T18">$JAVA_HOME/bin</text:span></text:p>
      <text:p text:style-name="P2"/>
      <text:p text:style-name="P20"><text:span text:style-name="T8">Features I didn't implement:</text:span></text:p>
      <text:p text:style-name="P20"/>
      <text:p text:style-name="P20">1. Disabling browser <text:span text:style-name="T22">forward</text:span> <text:span text:style-name="T22">arrow</text:span>. <text:span text:style-name="T22">Backward arrow can be used to navigate to the Html page and try different inputs. But, forward arrow should be disabled. It would be good to disable both these arrows and add a 'back' button on the vehicle details page to navigate back to the Html page. </text:span></text:p>
      <text:p text:style-name="P20">2. Currently, if an invalid API Key of 24 characters is given as input, the details are not fetched and the screen shows empty <text:span text:style-name="T25">under the Vehicle Details section</text:span>. It would be good to display a proper message to the user stating that the <text:span text:style-name="T25">API K</text:span>ey is not valid.</text:p>
      <text:p text:style-name="P20">3. Handling <text:span text:style-name="T21">200,000 users per month – I am aware of best practices to follow while writing Java code such as, using StringBuffer for multi-threaded environment, closing the objects in finally method in order to avoid memory leakage, using OutputStream instead of PrintWriter classes if possible for faster processing of data, optimizing object creation, garbage collection, and certain configuration parameters and settings such as increasing heap memory etc, in the server console but not in Java co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8T10:58:20.451421645</meta:creation-date>
    <dc:date>2015-05-21T23:52:48.415111609</dc:date>
    <meta:editing-duration>PT16H43M32S</meta:editing-duration>
    <meta:editing-cycles>42</meta:editing-cycles>
    <meta:generator>LibreOffice/4.4.2.2$Linux_X86_64 LibreOffice_project/40m0$Build-2</meta:generator>
    <meta:document-statistic meta:table-count="0" meta:image-count="0" meta:object-count="0" meta:page-count="2" meta:paragraph-count="46" meta:word-count="673" meta:character-count="4640" meta:non-whitespace-character-count="3981"/>
  </office:meta>
</office:document-meta>
</file>